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7fb" officeooo:paragraph-rsid="001317fb"/>
    </style:style>
    <style:style style:name="P2" style:family="paragraph" style:parent-style-name="Standard">
      <style:text-properties officeooo:rsid="00149b28" officeooo:paragraph-rsid="00149b28"/>
    </style:style>
    <style:style style:name="P3" style:family="paragraph" style:parent-style-name="Standard">
      <style:text-properties officeooo:rsid="0015de7b" officeooo:paragraph-rsid="0015de7b"/>
    </style:style>
    <style:style style:name="P4" style:family="paragraph" style:parent-style-name="Standard">
      <style:text-properties officeooo:rsid="0016c443" officeooo:paragraph-rsid="0016c443"/>
    </style:style>
    <style:style style:name="T1" style:family="text">
      <style:text-properties officeooo:rsid="00149b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ability of backward Euler for the SHO</text:h>
      <text:p text:style-name="P1"/>
      <text:p text:style-name="P1">The backward Euler formula for the SHO is</text:p>
      <text:p text:style-name="P1"/>
      <text:p text:style-name="P1"><draw:frame draw:style-name="fr1" draw:name="Object1" text:anchor-type="as-char" svg:y="-0.2673in" svg:width="1.7472in" svg:height="0.47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or</text:p>
      <text:p text:style-name="P1"/>
      <text:p text:style-name="P1"><draw:frame draw:style-name="fr1" draw:name="Object2" text:anchor-type="as-char" svg:y="-0.2673in" svg:width="1.8728in" svg:height="0.477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1">Stability is determined by examining the eigenvalues of the matrix on the RHS. <text:s/><text:span text:style-name="T1">First, we clean up the RHS a little bit by defining</text:span></text:p>
      <text:p text:style-name="P1"/>
      <text:p text:style-name="P1"><draw:frame draw:style-name="fr1" draw:name="Object3" text:anchor-type="as-char" svg:y="-0.2437in" svg:width="0.5445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2">The inverse of the matrix is</text:p>
      <text:p text:style-name="P2"/>
      <text:p text:style-name="P2"><draw:frame draw:style-name="fr1" draw:name="Object4" text:anchor-type="as-char" svg:y="-0.5335in" svg:width="2.7425in" svg:height="0.95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Now examine the eigenvalues of the matrix. <text:s/>Use<draw:frame draw:style-name="fr1" draw:name="Object6" text:anchor-type="as-char" svg:y="-0.1484in" svg:width="0.1744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as the eigenvalue (“growth factor”). <text:s/>The eigenvalues are found via</text:p>
      <text:p text:style-name="P2"/>
      <text:p text:style-name="P2"><draw:frame draw:style-name="fr1" draw:name="Object5" text:anchor-type="as-char" svg:y="-0.5811in" svg:width="2.2346in" svg:height="1.0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or</text:p>
      <text:p text:style-name="P2"/>
      <text:p text:style-name="P2"><draw:frame draw:style-name="fr1" draw:name="Object7" text:anchor-type="as-char" svg:y="-0.2681in" svg:width="2.072in" svg:height="0.479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so</text:p>
      <text:p text:style-name="P2"/>
      <text:p text:style-name="P2"><draw:frame draw:style-name="fr1" draw:name="Object8" text:anchor-type="as-char" svg:y="-0.2437in" svg:width="1.7528in" svg:height="0.416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3"><text:soft-page-break/>so</text:p>
      <text:p text:style-name="P3"/>
      <text:p text:style-name="P3"><draw:frame draw:style-name="fr1" draw:name="Object9" text:anchor-type="as-char" svg:y="-0.2437in" svg:width="0.8665in" svg:height="0.416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4">or, dividing out by the common factor we get</text:p>
      <text:p text:style-name="P4"/>
      <text:p text:style-name="P4"><draw:frame draw:style-name="fr1" draw:name="Object10" text:anchor-type="as-char" svg:y="-0.2437in" svg:width="0.8354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Now consider the magnitude (abs value) of <draw:frame draw:style-name="fr1" draw:name="Object11" text:anchor-type="as-char" svg:y="-0.1484in" svg:width="0.1744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 <text:s/>The numerator is 1 while the denominator always has absolute value &gt; 1. <text:s/>Therefore, <draw:frame draw:style-name="fr1" draw:name="Object12" text:anchor-type="as-char" svg:y="-0.1484in" svg:width="0.4425in" svg:height="0.184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always (unless <draw:frame draw:style-name="fr1" draw:name="Object13" text:anchor-type="as-char" svg:y="-0.1484in" svg:width="0.3925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or <draw:frame draw:style-name="fr1" draw:name="Object14" text:anchor-type="as-char" svg:y="-0.1484in" svg:width="0.4244in" svg:height="0.1839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/>which are not useful values for this problem). <text:s/>That means the solution obtained by backward Euler will always decrease for any non-zero value of<draw:frame draw:style-name="fr1" draw:name="Object15" text:anchor-type="as-char" svg:y="-0.1484in" svg:width="0.1661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as was observ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7:45:44.094737066</meta:creation-date>
    <dc:date>2022-01-21T18:42:06.260325561</dc:date>
    <meta:editing-duration>PT11M16S</meta:editing-duration>
    <meta:editing-cycles>3</meta:editing-cycles>
    <meta:generator>LibreOffice/6.4.5.2$Linux_X86_64 LibreOffice_project/40$Build-2</meta:generator>
    <meta:document-statistic meta:table-count="0" meta:image-count="0" meta:object-count="15" meta:page-count="2" meta:paragraph-count="20" meta:word-count="126" meta:character-count="714" meta:non-whitespace-character-count="592"/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row>
                  <mi>h</mi>
                  <mrow>
                    <mi>k</mi>
                    <mo stretchy="false">/</mo>
                    <mi>m</mi>
                  </mrow>
                </mrow>
              </mtd>
            </mtr>
            <mtr>
              <mtd>
                <mrow>
                  <mo stretchy="false">−</mo>
                  <mi>h</mi>
                </mrow>
              </mtd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u</mi>
                    <mrow>
                      <mi>n</mi>
                      <mo stretchy="false">+</mo>
                      <mn>1</mn>
                    </mrow>
                  </msub>
                </mtd>
              </mtr>
              <mtr>
                <mtd>
                  <msub>
                    <mi>v</mi>
                    <mrow>
                      <mi>n</mi>
                      <mo stretchy="false">+</mo>
                      <mn>1</mn>
                    </mrow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u</mi>
                    <mi>n</mi>
                  </msub>
                </mtd>
              </mtr>
              <mtr>
                <mtd>
                  <msub>
                    <mi>v</mi>
                    <mi>n</mi>
                  </msub>
                </mtd>
              </mtr>
            </mtable>
          </mrow>
          <mo fence="true" stretchy="true">)</mo>
        </mrow>
      </mrow>
    </mrow>
    <annotation encoding="StarMath 5.0">left( matrix{
1 # h k/m ##
-h # 1
} right)
left( matrix{
u_{n+1} ##
v_{n+1}
 } right)
 =
 left( matrix{
u_{n} ##
v_{n}
 } right)</annotation>
  </semantics>
</math>
</file>

<file path=Object 10/content.xml><?xml version="1.0" encoding="utf-8"?>
<math xmlns="http://www.w3.org/1998/Math/MathML" display="block">
  <semantics>
    <mrow>
      <mi>g</mi>
      <mo stretchy="false">=</mo>
      <mfrac>
        <mn>1</mn>
        <mrow>
          <mrow>
            <mn>1</mn>
            <mo stretchy="false">∓</mo>
            <mi mathvariant="italic">ih</mi>
          </mrow>
          <mi>ω</mi>
        </mrow>
      </mfrac>
    </mrow>
    <annotation encoding="StarMath 5.0">g = 
{1 over  {1 -+ ih %omega}}

</annotation>
  </semantics>
</math>
</file>

<file path=Object 11/content.xml><?xml version="1.0" encoding="utf-8"?>
<math xmlns="http://www.w3.org/1998/Math/MathML" display="block">
  <semantics>
    <mi>g</mi>
    <annotation encoding="StarMath 5.0">g
</annotation>
  </semantics>
</math>
</file>

<file path=Object 12/content.xml><?xml version="1.0" encoding="utf-8"?>
<math xmlns="http://www.w3.org/1998/Math/MathML" display="block">
  <semantics>
    <mrow>
      <mrow>
        <mo fence="true" stretchy="true">|</mo>
        <mrow>
          <mi>g</mi>
        </mrow>
        <mo fence="true" stretchy="true">|</mo>
      </mrow>
      <mo stretchy="false">&lt;</mo>
      <mn>1</mn>
    </mrow>
    <annotation encoding="StarMath 5.0">abs{g} &lt; 1
</annotation>
  </semantics>
</math>
</file>

<file path=Object 13/content.xml><?xml version="1.0" encoding="utf-8"?>
<math xmlns="http://www.w3.org/1998/Math/MathML" display="block">
  <semantics>
    <mrow>
      <mi>h</mi>
      <mo stretchy="false">=</mo>
      <mn>0</mn>
    </mrow>
    <annotation encoding="StarMath 5.0">h = 0</annotation>
  </semantics>
</math>
</file>

<file path=Object 14/content.xml><?xml version="1.0" encoding="utf-8"?>
<math xmlns="http://www.w3.org/1998/Math/MathML" display="block">
  <semantics>
    <mrow>
      <mi>ω</mi>
      <mo stretchy="false">=</mo>
      <mn>0</mn>
    </mrow>
    <annotation encoding="StarMath 5.0">%omega = 0</annotation>
  </semantics>
</math>
</file>

<file path=Object 15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sub>
                    <mi>u</mi>
                    <mrow>
                      <mi>n</mi>
                      <mo stretchy="false">+</mo>
                      <mn>1</mn>
                    </mrow>
                  </msub>
                </mtd>
              </mtr>
              <mtr>
                <mtd>
                  <msub>
                    <mi>v</mi>
                    <mrow>
                      <mi>n</mi>
                      <mo stretchy="false">+</mo>
                      <mn>1</mn>
                    </mrow>
                  </msub>
                </mtd>
              </mtr>
            </mtable>
          </mrow>
          <mo fence="true" stretchy="true">)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row>
                      <mi>h</mi>
                      <mrow>
                        <mi>k</mi>
                        <mo stretchy="false">/</mo>
                        <mi>m</mi>
                      </mrow>
                    </mrow>
                  </mtd>
                </mtr>
                <mtr>
                  <mtd>
                    <mrow>
                      <mo stretchy="false">−</mo>
                      <mi>h</mi>
                    </mrow>
                  </mtd>
                  <mtd>
                    <mn>1</mn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true">(</mo>
        <mrow>
          <mtable>
            <mtr>
              <mtd>
                <msub>
                  <mi>u</mi>
                  <mi>n</mi>
                </msub>
              </mtd>
            </mtr>
            <mtr>
              <mtd>
                <msub>
                  <mi>v</mi>
                  <mi>n</mi>
                </msub>
              </mtd>
            </mtr>
          </mtable>
        </mrow>
        <mo fence="true" stretchy="true">)</mo>
      </mrow>
    </mrow>
    <annotation encoding="StarMath 5.0">left( matrix{
u_{n+1} ##
v_{n+1}
 } right)
 =
 left( matrix{
1 # h k/m ##
-h # 1
} right)^{ -1}
 left( matrix{
u_{n} ##
v_{n}
 } right)</annotation>
  </semantics>
</math>
</file>

<file path=Object 3/content.xml><?xml version="1.0" encoding="utf-8"?>
<math xmlns="http://www.w3.org/1998/Math/MathML" display="block">
  <semantics>
    <mrow>
      <msup>
        <mi>ω</mi>
        <mn>2</mn>
      </msup>
      <mo stretchy="false">=</mo>
      <mfrac>
        <mi>k</mi>
        <mi>m</mi>
      </mfrac>
    </mrow>
    <annotation encoding="StarMath 5.0">%omega^2 = { k over m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row>
          <mo fence="true" stretchy="true">(</mo>
          <mrow>
            <mtable>
              <mtr>
                <mtd>
                  <mn>1</mn>
                </mtd>
                <mtd>
                  <mrow>
                    <mi>h</mi>
                    <msup>
                      <mi>ω</mi>
                      <mn>2</mn>
                    </msup>
                  </mrow>
                </mtd>
              </mtr>
              <mtr>
                <mtd>
                  <mrow>
                    <mo stretchy="false">−</mo>
                    <mi>h</mi>
                  </mrow>
                </mtd>
                <mtd>
                  <mn>1</mn>
                </mtd>
              </mtr>
            </mtable>
          </mrow>
          <mo fence="true" stretchy="true">)</mo>
        </mrow>
        <mrow>
          <mo stretchy="false">−</mo>
          <mn>1</mn>
        </mrow>
      </msup>
      <mo stretchy="false">=</mo>
      <mrow>
        <mo fence="true" stretchy="true">(</mo>
        <mrow>
          <mtable>
            <mtr>
              <mtd>
                <mfrac>
                  <mn>1</mn>
                  <mrow>
                    <msup>
                      <mi>h</mi>
                      <mn>2</mn>
                    </msup>
                    <mrow>
                      <msup>
                        <mi>ω</mi>
                        <mn>2</mn>
                      </msup>
                      <mo stretchy="false">+</mo>
                      <mn>1</mn>
                    </mrow>
                  </mrow>
                </mfrac>
              </mtd>
              <mtd>
                <mfrac>
                  <mrow>
                    <mo stretchy="false">−</mo>
                    <mrow>
                      <mi>h</mi>
                      <msup>
                        <mi>ω</mi>
                        <mn>2</mn>
                      </msup>
                    </mrow>
                  </mrow>
                  <mrow>
                    <msup>
                      <mi>h</mi>
                      <mn>2</mn>
                    </msup>
                    <mrow>
                      <msup>
                        <mi>ω</mi>
                        <mn>2</mn>
                      </msup>
                      <mo stretchy="false">+</mo>
                      <mn>1</mn>
                    </mrow>
                  </mrow>
                </mfrac>
              </mtd>
            </mtr>
            <mtr>
              <mtd>
                <mfrac>
                  <mi>h</mi>
                  <mrow>
                    <msup>
                      <mi>h</mi>
                      <mn>2</mn>
                    </msup>
                    <mrow>
                      <msup>
                        <mi>ω</mi>
                        <mn>2</mn>
                      </msup>
                      <mo stretchy="false">+</mo>
                      <mn>1</mn>
                    </mrow>
                  </mrow>
                </mfrac>
              </mtd>
              <mtd>
                <mfrac>
                  <mn>1</mn>
                  <mrow>
                    <msup>
                      <mi>h</mi>
                      <mn>2</mn>
                    </msup>
                    <mrow>
                      <msup>
                        <mi>ω</mi>
                        <mn>2</mn>
                      </msup>
                      <mo stretchy="false">+</mo>
                      <mn>1</mn>
                    </mrow>
                  </mrow>
                </mfrac>
              </mtd>
            </mtr>
          </mtable>
        </mrow>
        <mo fence="true" stretchy="true">)</mo>
      </mrow>
    </mrow>
    <annotation encoding="StarMath 5.0">A =
 left( matrix{
1 # h %omega^2 ##
-h # 1
} right)^{ -1}
=

left( matrix{
{ 1 over {h^2 %omega^2 + 1 }} #  { -{h %omega^2} over {h^2 %omega^2 + 1 }} ##
{ h over {h^2 %omega^2 + 1 }} # { 1 over {h^2 %omega^2 + 1 }}
} right)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(</mo>
            <mrow>
              <mtable>
                <mtr>
                  <mtd>
                    <mrow>
                      <mfrac>
                        <mn>1</mn>
                        <mrow>
                          <msup>
                            <mi>h</mi>
                            <mn>2</mn>
                          </msup>
                          <mrow>
                            <msup>
                              <mi>ω</mi>
                              <mn>2</mn>
                            </msup>
                            <mo stretchy="false">+</mo>
                            <mn>1</mn>
                          </mrow>
                        </mrow>
                      </mfrac>
                      <mo stretchy="false">−</mo>
                      <mi>g</mi>
                    </mrow>
                  </mtd>
                  <mtd>
                    <mfrac>
                      <mrow>
                        <mo stretchy="false">−</mo>
                        <mrow>
                          <mi>h</mi>
                          <msup>
                            <mi>ω</mi>
                            <mn>2</mn>
                          </msup>
                        </mrow>
                      </mrow>
                      <mrow>
                        <msup>
                          <mi>h</mi>
                          <mn>2</mn>
                        </msup>
                        <mrow>
                          <msup>
                            <mi>ω</mi>
                            <mn>2</mn>
                          </msup>
                          <mo stretchy="false">+</mo>
                          <mn>1</mn>
                        </mrow>
                      </mrow>
                    </mfrac>
                  </mtd>
                </mtr>
                <mtr>
                  <mtd>
                    <mfrac>
                      <mi>h</mi>
                      <mrow>
                        <msup>
                          <mi>h</mi>
                          <mn>2</mn>
                        </msup>
                        <mrow>
                          <msup>
                            <mi>ω</mi>
                            <mn>2</mn>
                          </msup>
                          <mo stretchy="false">+</mo>
                          <mn>1</mn>
                        </mrow>
                      </mrow>
                    </mfrac>
                  </mtd>
                  <mtd>
                    <mrow>
                      <mfrac>
                        <mn>1</mn>
                        <mrow>
                          <msup>
                            <mi>h</mi>
                            <mn>2</mn>
                          </msup>
                          <mrow>
                            <msup>
                              <mi>ω</mi>
                              <mn>2</mn>
                            </msup>
                            <mo stretchy="false">+</mo>
                            <mn>1</mn>
                          </mrow>
                        </mrow>
                      </mfrac>
                      <mo stretchy="false">−</mo>
                      <mi>g</mi>
                    </mrow>
                  </mtd>
                </mtr>
              </mtable>
            </mrow>
            <mo fence="true" stretchy="true">)</mo>
          </mrow>
        </mrow>
        <mo fence="true" stretchy="true">|</mo>
      </mrow>
      <mo stretchy="false">=</mo>
      <mn>0</mn>
    </mrow>
    <annotation encoding="StarMath 5.0">left lline

left( matrix{
{ 1 over {h^2 %omega^2 + 1 }} -g #  { -{h %omega^2} over {h^2 %omega^2 + 1 }} ##
{ h over {h^2 %omega^2 + 1 }} # { 1 over {h^2 %omega^2 + 1 }} -g
} right)

right rline
= 0</annotation>
  </semantics>
</math>
</file>

<file path=Object 6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frac>
                  <mn>1</mn>
                  <mrow>
                    <msup>
                      <mi>h</mi>
                      <mn>2</mn>
                    </msup>
                    <mrow>
                      <msup>
                        <mi>ω</mi>
                        <mn>2</mn>
                      </msup>
                      <mo stretchy="false">+</mo>
                      <mn>1</mn>
                    </mrow>
                  </mrow>
                </mfrac>
                <mo stretchy="false">−</mo>
                <mi>g</mi>
              </mrow>
            </mrow>
            <mo fence="true" stretchy="true">)</mo>
          </mrow>
          <mn>2</mn>
        </msup>
        <mo stretchy="false">+</mo>
        <mfrac>
          <mrow>
            <msup>
              <mi>h</mi>
              <mn>2</mn>
            </msup>
            <msup>
              <mi>ω</mi>
              <mn>2</mn>
            </msup>
          </mrow>
          <msup>
            <mrow>
              <mo fence="true" stretchy="true">(</mo>
              <mrow>
                <mrow>
                  <msup>
                    <mi>h</mi>
                    <mn>2</mn>
                  </msup>
                  <mrow>
                    <msup>
                      <mi>ω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n>2</mn>
          </msup>
        </mfrac>
      </mrow>
      <mo stretchy="false">=</mo>
      <mn>0</mn>
    </mrow>
    <annotation encoding="StarMath 5.0">left({ 1 over {h^2 %omega^2 + 1 }} -g right)^2 + 
{ {h^2 %omega^2} over left( {h^2 %omega^2 + 1 } right)^2 }
= 0
</annotation>
  </semantics>
</math>
</file>

<file path=Object 8/content.xml><?xml version="1.0" encoding="utf-8"?>
<math xmlns="http://www.w3.org/1998/Math/MathML" display="block">
  <semantics>
    <mrow>
      <mrow>
        <mrow>
          <mfrac>
            <mn>1</mn>
            <mrow>
              <msup>
                <mi>h</mi>
                <mn>2</mn>
              </msup>
              <mrow>
                <msup>
                  <mi>ω</mi>
                  <mn>2</mn>
                </msup>
                <mo stretchy="false">+</mo>
                <mn>1</mn>
              </mrow>
            </mrow>
          </mfrac>
          <mo stretchy="false">−</mo>
          <mi>g</mi>
        </mrow>
        <mo stretchy="false">=</mo>
        <mrow>
          <mo stretchy="false">±</mo>
          <mi>i</mi>
        </mrow>
      </mrow>
      <mfrac>
        <mrow>
          <mi>h</mi>
          <mi>ω</mi>
        </mrow>
        <mrow>
          <msup>
            <mi>h</mi>
            <mn>2</mn>
          </msup>
          <mrow>
            <msup>
              <mi>ω</mi>
              <mn>2</mn>
            </msup>
            <mo stretchy="false">+</mo>
            <mn>1</mn>
          </mrow>
        </mrow>
      </mfrac>
    </mrow>
    <annotation encoding="StarMath 5.0">{ 1 over {h^2 %omega^2 + 1 }} -g  = 
+- i { {h %omega} over  {h^2 %omega^2 + 1 }  }
</annotation>
  </semantics>
</math>
</file>

<file path=Object 9/content.xml><?xml version="1.0" encoding="utf-8"?>
<math xmlns="http://www.w3.org/1998/Math/MathML" display="block">
  <semantics>
    <mrow>
      <mi>g</mi>
      <mo stretchy="false">=</mo>
      <mfrac>
        <mrow>
          <mrow>
            <mn>1</mn>
            <mo stretchy="false">∓</mo>
            <mi>i</mi>
          </mrow>
          <mrow>
            <mi>h</mi>
            <mi>ω</mi>
          </mrow>
        </mrow>
        <mrow>
          <msup>
            <mi>h</mi>
            <mn>2</mn>
          </msup>
          <mrow>
            <msup>
              <mi>ω</mi>
              <mn>2</mn>
            </msup>
            <mo stretchy="false">+</mo>
            <mn>1</mn>
          </mrow>
        </mrow>
      </mfrac>
    </mrow>
    <annotation encoding="StarMath 5.0">g = 
{ {1 -+ i{h %omega}} over {h^2 %omega^2 + 1 }}

</annotation>
  </semantics>
</math>
</file>